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ext-properties style:text-underline-style="none" fo:font-weight="bold" style:font-weight-asian="bold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/>
    </style:style>
    <style:style style:name="ce15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ext-properties fo:font-size="10pt" style:font-size-asian="10pt" style:font-size-complex="10pt"/>
    </style:style>
    <style:style style:name="ce21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  <style:style style:name="T3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9" office:value-type="string">
            <text:p>Date</text:p>
          </table:table-cell>
          <table:table-cell table:style-name="ce21" office:value-type="string">
            <text:p>Week</text:p>
          </table:table-cell>
          <table:table-cell table:style-name="ce19" office:value-type="string">
            <text:p>Day</text:p>
          </table:table-cell>
          <table:table-cell table:style-name="ce23" office:value-type="string">
            <text:p>Coursera</text:p>
          </table:table-cell>
          <table:table-cell table:style-name="ce23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3">th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3">st</text:span> Mar</text:p>
          </table:table-cell>
          <table:table-cell office:value-type="float" office:value="0">
            <text:p>0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<text:span text:style-name="T3">st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20" office:value-type="string">
            <text:p>2<text:span text:style-name="T3">nd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20" office:value-type="string">
            <text:p>3<text:span text:style-name="T3">rd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3">nd</text:span> April</text:p>
          </table:table-cell>
          <table:table-cell/>
          <table:table-cell table:style-name="ce20" office:value-type="string">
            <text:p>4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3">rd</text:span> April</text:p>
          </table:table-cell>
          <table:table-cell/>
          <table:table-cell table:style-name="ce20" office:value-type="string">
            <text:p>5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20" office:value-type="string">
            <text:p>6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20" office:value-type="string">
            <text:p>7<text:span text:style-name="T3">th</text:span> Apr</text:p>
          </table:table-cell>
          <table:table-cell table:style-name="ce5" office:value-type="float" office:value="1">
            <text:p>1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20" office:value-type="string">
            <text:p>8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20" office:value-type="string">
            <text:p>9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20" office:value-type="string">
            <text:p>10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20" office:value-type="string">
            <text:p>11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0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3">th</text:span> Apr</text:p>
          </table:table-cell>
          <table:table-cell table:style-name="ce5" office:value-type="float" office:value="2">
            <text:p>2</text:p>
          </table:table-cell>
          <table:table-cell table:style-name="ce22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8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3">th</text:span> Apr</text:p>
          </table:table-cell>
          <table:table-cell/>
          <table:table-cell table:style-name="ce5" office:value-type="string">
            <text:p>19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0<text:span text:style-name="T3">th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3">th</text:span> Apr</text:p>
          </table:table-cell>
          <table:table-cell/>
          <table:table-cell table:style-name="ce5" office:value-type="string">
            <text:p>21<text:span text:style-name="T3">st</text:span> Apr</text:p>
          </table:table-cell>
          <table:table-cell table:style-name="ce5" office:value-type="float" office:value="3">
            <text:p>3</text:p>
          </table:table-cell>
          <table:table-cell table:style-name="ce22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2<text:span text:style-name="T3">n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3">th</text:span> Apr</text:p>
          </table:table-cell>
          <table:table-cell/>
          <table:table-cell table:style-name="ce5" office:value-type="string">
            <text:p>23<text:span text:style-name="T3">rd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4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3">st</text:span> Apr</text:p>
          </table:table-cell>
          <table:table-cell/>
          <table:table-cell table:style-name="ce5" office:value-type="string">
            <text:p>25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3">nd</text:span> Apr</text:p>
          </table:table-cell>
          <table:table-cell/>
          <table:table-cell table:style-name="ce5" office:value-type="string">
            <text:p>26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7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3">rd</text:span> Apr</text:p>
          </table:table-cell>
          <table:table-cell/>
          <table:table-cell table:style-name="ce20" office:value-type="string">
            <text:p>28<text:span text:style-name="T3">th</text:span> Apr</text:p>
          </table:table-cell>
          <table:table-cell table:style-name="ce5" office:value-type="float" office:value="4">
            <text:p>4</text:p>
          </table:table-cell>
          <table:table-cell table:style-name="ce22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29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3">th</text:span> Apr</text:p>
          </table:table-cell>
          <table:table-cell/>
          <table:table-cell table:style-name="ce20" office:value-type="string">
            <text:p>30<text:span text:style-name="T3">th</text:span> Apr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3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1<text:span text:style-name="T3">st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2<text:span text:style-name="T3">nd</text:span> May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1">Paper review: </text:span><text:span text:style-name="T2">“Action Categorization with Modified Hidden Conditional Random Field”</text:span></text:p>
          </table:table-cell>
          <table:table-cell table:style-name="ce6" office:value-type="string">
            <text:p>26<text:span text:style-name="T3">th</text:span> Apr</text:p>
          </table:table-cell>
          <table:table-cell/>
          <table:table-cell table:style-name="ce5" office:value-type="string">
            <text:p>3<text:span text:style-name="T3">rd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4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3">th</text:span> Apr</text:p>
          </table:table-cell>
          <table:table-cell/>
          <table:table-cell table:style-name="ce5" office:value-type="string">
            <text:p>5<text:span text:style-name="T3">th</text:span> May</text:p>
          </table:table-cell>
          <table:table-cell table:style-name="ce5" office:value-type="float" office:value="5">
            <text:p>5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6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7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3">th</text:span> Apr</text:p>
          </table:table-cell>
          <table:table-cell/>
          <table:table-cell table:style-name="ce5" office:value-type="string">
            <text:p>8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9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0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3">th</text:span> Apr</text:p>
          </table:table-cell>
          <table:table-cell/>
          <table:table-cell table:style-name="ce5" office:value-type="string">
            <text:p>10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1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3">st</text:span> May</text:p>
          </table:table-cell>
          <table:table-cell/>
          <table:table-cell table:style-name="ce5" office:value-type="string">
            <text:p>12<text:span text:style-name="T3">th</text:span> May</text:p>
          </table:table-cell>
          <table:table-cell table:style-name="ce5" office:value-type="float" office:value="6">
            <text:p>6</text:p>
          </table:table-cell>
          <table:table-cell table:style-name="ce22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1">Type up and make import points from: </text:span><text:span text:style-name="T2">“Action Categorization with Modified Hidden CRF”</text:span>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3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3">nd</text:span> May</text:p>
          </table:table-cell>
          <table:table-cell/>
          <table:table-cell table:style-name="ce5" office:value-type="string">
            <text:p>14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3">rd</text:span> May</text:p>
          </table:table-cell>
          <table:table-cell/>
          <table:table-cell table:style-name="ce5" office:value-type="string">
            <text:p>15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6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1">Type up and make import points from:</text:span> “Deep Recurrent NN for Mobile HAR with High Throughput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7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dden CRFs for Gesture Recognition”</text:p>
          </table:table-cell>
          <table:table-cell table:style-name="ce6" office:value-type="string">
            <text:p>4<text:span text:style-name="T3">th</text:span> May</text:p>
          </table:table-cell>
          <table:table-cell/>
          <table:table-cell table:style-name="ce5" office:value-type="string">
            <text:p>18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19<text:span text:style-name="T3">th</text:span> May</text:p>
          </table:table-cell>
          <table:table-cell table:style-name="ce5" office:value-type="float" office:value="7">
            <text:p>7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0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3">th</text:span> May</text:p>
          </table:table-cell>
          <table:table-cell/>
          <table:table-cell table:style-name="ce5" office:value-type="string">
            <text:p>21<text:span text:style-name="T3">st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1">Type up and make import points from</text:span>: “Continuous CRFs for Regression in Remote Sensing”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2<text:span text:style-name="T3">n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3">th</text:span> May</text:p>
          </table:table-cell>
          <table:table-cell/>
          <table:table-cell table:style-name="ce5" office:value-type="string">
            <text:p>23<text:span text:style-name="T3">rd</text:span> May</text:p>
          </table:table-cell>
          <table:table-cell table:style-name="ce5" office:value-type="float" office:value="8">
            <text:p>8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4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5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6<text:span text:style-name="T3">th</text:span> May</text:p>
          </table:table-cell>
          <table:table-cell table:style-name="ce5" office:value-type="float" office:value="8">
            <text:p>8</text:p>
          </table:table-cell>
          <table:table-cell table:style-name="ce22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3">th</text:span> May</text:p>
          </table:table-cell>
          <table:table-cell/>
          <table:table-cell table:style-name="ce5" office:value-type="string">
            <text:p>27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3">th</text:span> May</text:p>
          </table:table-cell>
          <table:table-cell/>
          <table:table-cell table:style-name="ce5" office:value-type="string">
            <text:p>28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3">th</text:span> May</text:p>
          </table:table-cell>
          <table:table-cell/>
          <table:table-cell table:style-name="ce5" office:value-type="string">
            <text:p>29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0<text:span text:style-name="T3">th</text:span> May</text:p>
          </table:table-cell>
          <table:table-cell table:style-name="ce5" office:value-type="float" office:value="9">
            <text:p>9</text:p>
          </table:table-cell>
          <table:table-cell table:style-name="ce20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3">th</text:span> May</text:p>
          </table:table-cell>
          <table:table-cell/>
          <table:table-cell table:style-name="ce5" office:value-type="string">
            <text:p>31<text:span text:style-name="T3">st</text:span> May</text:p>
          </table:table-cell>
          <table:table-cell table:style-name="ce5" office:value-type="float" office:value="9">
            <text:p>9</text:p>
          </table:table-cell>
          <table:table-cell table:style-name="ce22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3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3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3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3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3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3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3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3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3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3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3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3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3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3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3">th</text:span> July</text:p>
          </table:table-cell>
          <table:table-cell/>
          <table:table-cell table:style-name="ce19"/>
          <table:table-cell table:style-name="ce21"/>
          <table:table-cell table:style-name="ce19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3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3">st</text:span> arg = choice of functions to call)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3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3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3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3">th</text:span> July - 4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3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3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3">rd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3">th</text:span> Aug - 11<text:span text:style-name="T3">th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6: Make predictions for '&lt;chosen 5&gt; (left out)' on models w/ subject LO vs models w/ subject not-LO (i.e. '--use_seen')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office:value-type="string">
            <text:p>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left-out' arg in 'rnn' to account for specific file name (e.g. 'D2-009' rather than just 'D2') and multiple left-out subjects specified by commas</text:p>
          </table:table-cell>
          <table:table-cell office:value-type="string">
            <text:p>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8: Experiment w/ '&lt;chosen 5&gt; (left out)' but with the 'D10' outlier subject left out + compare to MPS 3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9: Experiment w/ '&lt;chosen 5&gt; (left out)' on models built from single acts (concat) files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0: Experiment w/ '&lt;chosen 5&gt; (left out)' on models built from 'downsampling' and record results in experiment results</text:p>
          </table:table-cell>
          <table:table-cell office:value-type="string">
            <text:p>7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1: Experiment w/ '&lt;chosen 5&gt; (left out)' on models built from measurement-concatenated data and record results in experiment results</text:p>
          </table:table-cell>
          <table:table-cell office:value-type="string">
            <text:p>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odify 'rnn' and 'model_predictor' to use multiple 'dir's and setup batch file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office:value-type="string">
            <text:p>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data setup and data types section (borrowing heavily from initial report), w/ emphasis on output types</text:p>
          </table:table-cell>
          <table:table-cell office:value-type="string">
            <text:p>11<text:span text:style-name="T3">th</text:span> Aug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3: List of Tasks (12<text:span text:style-name="T3">th</text:span> Aug - 22<text:span text:style-name="T3">nd</text:span> Aug)</text:p>
          </table:table-cell>
          <table:table-cell table:style-name="ce18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3" office:value-type="string">
            <text:p>Aims: have last 7 MPS's done, add another 3 sections to report, and review 7 more and 3 previous paper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3: Experiment w/ '&lt;chosen 5&gt; (left out)' on models built both NSAA and 6minwalk directories</text:p>
          </table:table-cell>
          <table:table-cell office:value-type="string">
            <text:p>13<text:span text:style-name="T3">th</text:span>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Catch-up call with Bala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Add function to 'graph_creator' to plot true and preds for given row number range and create graphs for MPS 12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MPS 12: Experiment w/ '&lt;chosen 5&gt; (left out)' on models built from single-act files only for output type 'indiv' and single-act 'indiv' predictions in experiment result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Separate the 'dis_3d_pos' functionality from 'comp_stat_vals.py' into its own script, update script README's, append to script explanations, and modify diagrams</text:p>
          </table:table-cell>
          <table:table-cell office:value-type="string">
            <text:p>13th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4: Experiment w/ '&lt;chosen 5&gt; (left out)' on models built from measurements that have had features reduced to '20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section on documents' significance explanation (e.g. <text:s/>'nsaa_6mw_info', Google annot sheet, 'RNN Results', 'model_predictions', etc.)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Google sheet annotations file to 'documentation' and make all document paths inherit from 'settings.py'</text:p>
          </table:table-cell>
          <table:table-cell office:value-type="string">
            <text:p>1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5: Experiment w/ '&lt;chosen 5&gt; (left out)' on models built from noise-added data (small amount of noise) and record results in experiment results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glossary of terms (review other sections for terms to add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project aims and objectives section (borrowing heavily from initial report)</text:p>
          </table:table-cell>
          <table:table-cell office:value-type="string">
            <text:p>15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ability for 'rnn.py', when loading 'add_dir=allmatfiles', to only sample a certain amount of data for each of the subjects (e.g. select number of files for subject given by arg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model_predictor.py' to draw a single sequence from the subject file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model_predictor.py' to combine all final predictions to make a more-accurate prediction for overall NSAA (inc single-act files and D/HC output type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add to 'experiments and results discussions' a description of how experiment sets and model prediction sets are each carried out (purpose, differences between them, diagrams, etc.)</text:p>
          </table:table-cell>
          <table:table-cell office:value-type="string">
            <text:p>1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16: Experiment w/ '&lt;chosen 5&gt; (left out)' on models built both NSAA and allmatfiles directories (w/ downsampled allmatfiles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7: Experiment w/ '&lt;chosen 5&gt; (left out)' but with the assessed file having a single sequence drawn from the total file (e.g. 60 of data evenly sampled over whole assess file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8: Experiment w/ '&lt;chosen 5&gt; (left out)' but using the aggregated predictions to compare to non-aggregated predictions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use entire data set with 'train_test_ratio = 0.0', modify 'model_predictor.py' to account for this, and setup MPS 19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work with subjects never seen before (hence would produce no 'true' output to console or 'model_predictions')</text:p>
          </table:table-cell>
          <table:table-cell office:value-type="string">
            <text:p>18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NMB data set, set it up in 'msc_project_files', and modify scripts to use this</text:p>
          </table:table-cell>
          <table:table-cell office:value-type="string">
            <text:p>19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bibliography of all papers used and will use, along with textbooks and webpages used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19: Experiment w/ '&lt;chosen 5&gt; (left out)' but with entire data set (except LO files) being used as training samples (i.e. train_test_ratio = 0.0)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f explaining all directories, including data directories in 'MSc_project_files', the project source dir, the 'rnn_models' and 'RNN_outputs' directories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explaining how to replicate the experiment sets and MPSs, what programs to run w/ what commands, what needs to be set up first, etc</text:p>
          </table:table-cell>
          <table:table-cell office:value-type="string">
            <text:p>21<text:span text:style-name="T3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Clone project directory to GitLab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RNN review w/ focus on LSTMs and use TensorFlow with RNN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Duchenne, w/ references to previous studie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opy local directory to OneDrive (Imperial) and modify 'Directories Overview' to reflect this</text:p>
          </table:table-cell>
          <table:table-cell office:value-type="string">
            <text:p>22<text:span text:style-name="T3">nd</text:span> Aug</text:p>
          </table:table-cell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2">
          <table:table-cell/>
          <table:table-cell table:style-name="ce1" office:value-type="string">
            <text:p>Final Project Tasks (24<text:span text:style-name="T3">th</text:span> Aug - 5<text:span text:style-name="T3">th</text:span> Sep; 13 days)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0: Repeat MPS 16 but with new NMB data set using all 5 measurement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certain versions of files (e.g. 'V2' or not files)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hat allows assess of source 'V2' mat file; add to README and script explanation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file_mover.py' script; add README and add to script explanations and diagram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21: Experiment w/ 'V2' files left out and assessed on all available 'V2' files</text:p>
          </table:table-cell>
          <table:table-cell office:value-type="string">
            <text:p>24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project timeline and Gantt chart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necessary 2 top-level READMEs as required by email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ection on further improvements and project directions to undertake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 (LaTeX): put together report parts 1.1 – 1.3 in LaTeX, including editing and spell check</text:p>
          </table:table-cell>
          <table:table-cell office:value-type="string">
            <text:p>26<text:span text:style-name="T3">th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22: Experiment w/ 'alt_dirs' with files trained on natural movement and predicting NSAA files (AND vice versa) and record results in experiment results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Write batch script to fully assess from given dir + fn (calling 'ext_raw_measures', 'comp_stat_vals, etc. and doing single-act assessments); add to README, script explanations + diagram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Find further 8 papers on HAR using NNs, bookmark, and add to bibliography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 (LaTeX): put together report parts 2.1 – 3.2 in LaTeX, including editing and spell check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Report: write outline of 'Final evaluation results' section with final model settings to include: results for left-out subjects, results for altdir test results for NSAA / NMB, results for single-act files</text:p>
          </table:table-cell>
          <table:table-cell table:number-columns-repeated="15"/>
        </table:table-row>
        <table:table-row table:style-name="ro1" table:number-rows-repeated="8">
          <table:table-cell table:number-columns-repeated="17"/>
        </table:table-row>
        <table:table-row table:style-name="ro1">
          <table:table-cell/>
          <table:table-cell office:value-type="string">
            <text:p>Review and add to paper review section: “Deep Convolutional and LSTM...” and “Differential RNNs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Co-Occurrence Feature Learning...” and “Online Detection and Classification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equential Deep Learning...” and “Long-term Recurrent...”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view and add to paper review section: “Spatio-Temporal LSTM...” and “A Comprehensive Study...”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Final evaluation set: cross-val over all subjects for sensor magnetic field w/ models using '--no_testset', '--balance_nmb=3', and '--combine_preds'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Report: move final chosen models to directory within project directory, add to 'Final evaluation results' section the directory and the models chosen, and modify 'assess...' batch file and 'model_pred...' to be able to use this new model dir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Update the Gantt chart with the final 10 days worth of tasks and add to report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5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6"/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 table:number-rows-repeated="3">
          <table:table-cell/>
          <table:table-cell table:style-name="ce17"/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 table:number-rows-repeated="6">
          <table:table-cell/>
          <table:table-cell table:style-name="ce3"/>
          <table:table-cell table:number-columns-repeated="15"/>
        </table:table-row>
        <table:table-row table:style-name="ro1">
          <table:table-cell/>
          <table:table-cell table:style-name="ce3"/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26/08/2019</text:date>, <text:time>18:3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26T18:31:37.87</dc:date>
    <meta:editing-duration>P10DT7H33M13S</meta:editing-duration>
    <meta:editing-cycles>685</meta:editing-cycles>
    <meta:generator>OpenOffice/4.1.6$Win32 OpenOffice.org_project/416m1$Build-9790</meta:generator>
    <meta:document-statistic meta:table-count="3" meta:cell-count="847" meta:object-count="0"/>
  </office:meta>
</office:document-meta>
</file>